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2" svg:font-family="Consolas" style:font-family-generic="swiss" style:font-pitch="fixed"/>
    <style:font-face style:name="DejaVu Sans" svg:font-family="'DejaVu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true" draw:auto-grow-width="true" fo:min-height="0cm" fo:min-width="0cm" fo:padding-top="0.13cm" fo:padding-bottom="0.13cm" fo:padding-left="0.25cm" fo:padding-right="0.25cm" fo:wrap-option="no-wrap"/>
    </style:style>
    <style:style style:name="gr2" style:family="graphic" style:parent-style-name="objectwithoutfill">
      <style:graphic-properties draw:stroke="dash" draw:stroke-dash="Dashed_20__28_var_29_" svg:stroke-width="0.1cm" svg:stroke-color="#999999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fo:min-height="1.353cm"/>
    </style:style>
    <style:style style:name="gr4" style:family="graphic" style:parent-style-name="objectwithoutfill">
      <style:graphic-properties svg:stroke-width="0.1cm" svg:stroke-color="#9900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fo:min-height="1.95cm"/>
    </style:style>
    <style:style style:name="gr7" style:family="graphic" style:parent-style-name="objectwithoutfill">
      <style:graphic-properties svg:stroke-width="0.05cm" draw:marker-start-width="0.275cm" draw:marker-end="Arrowheads_20_1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eeeeee" draw:textarea-horizontal-align="justify" draw:textarea-vertical-align="middle" draw:auto-grow-height="false" fo:min-height="2.249cm" fo:min-width="6.149cm" fo:padding-top="0.175cm" fo:padding-bottom="0.175cm" fo:padding-left="0.3cm" fo:padding-right="0.3cm"/>
    </style:style>
    <style:style style:name="gr9" style:family="graphic" style:parent-style-name="standard">
      <style:graphic-properties svg:stroke-width="0.02cm" svg:stroke-color="#000000" draw:marker-start-width="0.23cm" draw:marker-end-width="0.23cm" draw:fill="solid" draw:fill-color="#eeeeee" draw:textarea-horizontal-align="justify" draw:textarea-vertical-align="middle" draw:auto-grow-height="false" fo:min-height="0.53cm" fo:min-width="1.48cm" fo:padding-top="0.135cm" fo:padding-bottom="0.135cm" fo:padding-left="0.26cm" fo:padding-right="0.26cm"/>
    </style:style>
    <style:style style:name="gr10" style:family="graphic" style:parent-style-name="objectwithoutfill">
      <style:graphic-properties svg:stroke-width="0.1cm" svg:stroke-color="#9900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none" fo:min-height="0.75cm"/>
    </style:style>
    <style:style style:name="gr12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3.73cm" fo:min-width="11.28cm" fo:padding-top="0.135cm" fo:padding-bottom="0.135cm" fo:padding-left="0.26cm" fo:padding-right="0.26cm"/>
    </style:style>
    <style:style style:name="gr13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1.13cm" fo:min-width="4.88cm" fo:padding-top="0.135cm" fo:padding-bottom="0.135cm" fo:padding-left="0.26cm" fo:padding-right="0.26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font-name="Consolas1" fo:font-size="17.8999996185303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.8999996185303pt" fo:font-weight="normal" style:font-size-asian="15pt" style:font-weight-asian="normal" style:font-size-complex="15pt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style:text-autospace="none"/>
      <style:text-properties fo:color="#2b91af" style:font-name="Consolas2" fo:font-size="9.5pt" style:font-name-asian="Consolas2" style:font-size-asian="9.5pt" style:font-name-complex="Consolas2" style:font-size-complex="9.5pt"/>
    </style:style>
    <style:style style:name="P7" style:family="paragraph">
      <style:paragraph-properties fo:text-align="center"/>
      <style:text-properties fo:font-size="14.8999996185303pt" fo:font-weight="bold" style:font-size-asian="15pt" style:font-weight-asian="bold" style:font-size-complex="15pt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none" style:punctuation-wrap="hanging" style:writing-mode="lr-tb" style:font-independent-line-spacing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b91af" style:font-name="Consolas2" fo:font-size="9.5pt" style:font-name-asian="Consolas2" style:font-size-asian="9.5pt" style:font-name-complex="Consolas2" style:font-size-complex="9.5pt"/>
    </style:style>
    <style:style style:name="T1" style:family="text">
      <style:text-properties fo:color="#000000" style:text-line-through-style="none" style:text-line-through-type="none" style:text-position="0% 100%" style:font-name="Consolas1" fo:font-size="16pt" fo:letter-spacing="normal" fo:language="en" fo:country="US" style:text-underline-style="none" fo:font-weight="normal" style:text-underline-mode="continuous" style:text-overline-mode="continuous" style:text-line-through-mode="continuous" style:letter-kerning="true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Freeform 10" draw:style-name="gr1" draw:text-style-name="P2" draw:layer="layout" svg:width="4.516cm" svg:height="0.915cm" svg:x="8.584cm" svg:y="4.598cm">
          <text:p text:style-name="P1"><text:span text:style-name="T1">CGPSInterface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line draw:style-name="gr2" draw:text-style-name="P3" draw:layer="layout" svg:x1="3.4cm" svg:y1="7.799cm" svg:x2="38.6cm" svg:y2="7.799cm">
          <text:p/>
        </draw:line>
        <draw:frame draw:style-name="gr3" draw:text-style-name="P4" draw:layer="layout" svg:width="3.558cm" svg:height="1.603cm" svg:x="2.804cm" svg:y="5.704cm">
          <draw:text-box>
            <text:p text:style-name="P3"><text:span text:style-name="T2">MRPT </text:span></text:p>
            <text:p text:style-name="P3"><text:span text:style-name="T2">application</text:span></text:p>
          </draw:text-box>
        </draw:frame>
        <draw:frame draw:style-name="gr3" draw:text-style-name="P4" draw:layer="layout" svg:width="3.558cm" svg:height="1.603cm" svg:x="2.504cm" svg:y="7.997cm">
          <draw:text-box>
            <text:p text:style-name="P3"><text:span text:style-name="T2">Physical devices</text:span></text:p>
          </draw:text-box>
        </draw:frame>
        <draw:line draw:style-name="gr4" draw:text-style-name="P3" draw:layer="layout" svg:x1="10.1cm" svg:y1="12cm" svg:x2="10.1cm" svg:y2="5.8cm">
          <text:p/>
        </draw:line>
        <draw:line draw:style-name="gr5" draw:text-style-name="P3" draw:layer="layout" svg:x1="11.101cm" svg:y1="6cm" svg:x2="11.101cm" svg:y2="12cm">
          <text:p/>
        </draw:line>
        <draw:frame draw:style-name="gr3" draw:text-style-name="P4" draw:layer="layout" svg:width="4.239cm" svg:height="2.015cm" svg:x="5.795cm" svg:y="8.333cm">
          <draw:text-box>
            <text:p text:style-name="P3"><text:span text:style-name="T2">- NMEA frames</text:span></text:p>
            <text:p text:style-name="P5"><text:span text:style-name="T2">- Novatel binary frames</text:span></text:p>
          </draw:text-box>
        </draw:frame>
        <draw:frame draw:style-name="gr6" draw:text-style-name="P4" draw:layer="layout" svg:width="4.758cm" svg:height="2.2cm" svg:x="11.291cm" svg:y="8.881cm">
          <draw:text-box>
            <text:p text:style-name="P3"><text:span text:style-name="T2">Optional: Topcon RTK setup commands</text:span></text:p>
          </draw:text-box>
        </draw:frame>
        <draw:line draw:style-name="gr7" draw:text-style-name="P3" draw:layer="layout" svg:x1="8.677cm" svg:y1="9.727cm" svg:x2="10.238cm" svg:y2="10.283cm">
          <text:p/>
        </draw:line>
        <draw:line draw:style-name="gr7" draw:text-style-name="P3" draw:layer="layout" svg:x1="12.667cm" svg:y1="8.85cm" svg:x2="10.976cm" svg:y2="8.074cm">
          <text:p/>
        </draw:line>
        <draw:custom-shape draw:name="Freeform 10" draw:style-name="gr1" draw:text-style-name="P2" draw:layer="layout" svg:width="3.593cm" svg:height="0.915cm" svg:x="30.6cm" svg:y="2.685cm">
          <text:p text:style-name="P1"><text:span text:style-name="T1">CGPS_NTRIP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10" draw:style-name="gr1" draw:text-style-name="P2" draw:layer="layout" svg:width="4.516cm" svg:height="0.915cm" svg:x="20.4cm" svg:y="4.6cm">
          <text:p text:style-name="P6"><text:span text:style-name="T3">CNTRIPEmitter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style-name="gr8" draw:text-style-name="P7" draw:layer="layout" svg:width="6.749cm" svg:height="2.599cm" svg:x="17.151cm" svg:y="12.101cm">
          <text:p text:style-name="P3"><text:span text:style-name="T4"/></text:p>
          <text:p text:style-name="P3"><text:span text:style-name="T4">GNSS</text:span></text:p>
          <text:p text:style-name="P3"><text:span text:style-name="T4">Receive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8cm" svg:x="17.826cm" svg:y="12.117cm">
          <text:p text:style-name="P3"><text:span text:style-name="T2">PORT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2.051cm" svg:y1="12cm" svg:x2="22.051cm" svg:y2="5.8cm">
          <text:p/>
        </draw:line>
        <draw:line draw:style-name="gr5" draw:text-style-name="P3" draw:layer="layout" svg:x1="23.052cm" svg:y1="6cm" svg:x2="23.052cm" svg:y2="12cm">
          <text:p/>
        </draw:line>
        <draw:frame draw:style-name="gr3" draw:text-style-name="P4" draw:layer="layout" svg:width="4.239cm" svg:height="3.191cm" svg:x="17.246cm" svg:y="8.333cm">
          <draw:text-box>
            <text:p text:style-name="P3"><text:span text:style-name="T2">Optional: GGA frames, will be sent back to the NTRIP caster</text:span></text:p>
          </draw:text-box>
        </draw:frame>
        <draw:frame draw:style-name="gr6" draw:text-style-name="P4" draw:layer="layout" svg:width="4.758cm" svg:height="2.2cm" svg:x="23.242cm" svg:y="8.881cm">
          <draw:text-box>
            <text:p text:style-name="P3"><text:span text:style-name="T2">DGPS corrections from caster: CRM, RTCM, etc.</text:span></text:p>
          </draw:text-box>
        </draw:frame>
        <draw:line draw:style-name="gr7" draw:text-style-name="P3" draw:layer="layout" svg:x1="20.4cm" svg:y1="11.524cm" svg:x2="22.189cm" svg:y2="11.2cm">
          <text:p/>
        </draw:line>
        <draw:line draw:style-name="gr7" draw:text-style-name="P3" draw:layer="layout" svg:x1="24.618cm" svg:y1="8.85cm" svg:x2="22.927cm" svg:y2="8.074cm">
          <text:p/>
        </draw:line>
        <draw:custom-shape draw:style-name="gr9" draw:text-style-name="P4" draw:layer="layout" svg:width="2cm" svg:height="0.8cm" svg:x="21.5cm" svg:y="12.117cm">
          <text:p text:style-name="P3"><text:span text:style-name="T2">PORT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22.333cm" svg:y1="4.373cm" svg:x2="22.333cm" svg:y2="2.373cm">
          <text:p/>
        </draw:line>
        <draw:frame draw:style-name="gr11" draw:text-style-name="P4" draw:layer="layout" svg:width="4.758cm" svg:height="1cm" svg:x="20.466cm" svg:y="1.43cm">
          <draw:text-box>
            <text:p text:style-name="P3"><text:span text:style-name="T2">NTRIP caster</text:span></text:p>
          </draw:text-box>
        </draw:frame>
        <draw:frame draw:style-name="gr11" draw:text-style-name="P4" draw:layer="layout" svg:width="3cm" svg:height="1cm" svg:x="22.133cm" svg:y="2.818cm">
          <draw:text-box>
            <text:p text:style-name="P3"><text:span text:style-name="T2">TCP/IP</text:span></text:p>
          </draw:text-box>
        </draw:frame>
        <draw:custom-shape draw:style-name="gr8" draw:text-style-name="P7" draw:layer="layout" svg:width="6.749cm" svg:height="2.599cm" svg:x="8.851cm" svg:y="12.101cm">
          <text:p text:style-name="P3"><text:span text:style-name="T4"/></text:p>
          <text:p text:style-name="P3"><text:span text:style-name="T4">GNSS</text:span></text:p>
          <text:p text:style-name="P3"><text:span text:style-name="T4">Receive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8cm" svg:x="9.526cm" svg:y="12.117cm">
          <text:p text:style-name="P3"><text:span text:style-name="T2">POR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8cm" svg:x="13.2cm" svg:y="12.117cm">
          <text:p text:style-name="P3"><text:span text:style-name="T2">PORT</text:span></text:p>
          <draw:enhanced-geometry svg:viewBox="0 0 21600 21600" draw:type="rectangle" draw:enhanced-path="M 0 0 L 21600 0 21600 21600 0 21600 0 0 Z N"/>
        </draw:custom-shape>
        <draw:custom-shape draw:name="Freeform 10" draw:style-name="gr1" draw:text-style-name="P2" draw:layer="layout" svg:width="4.516cm" svg:height="0.915cm" svg:x="27.084cm" svg:y="4.598cm">
          <text:p text:style-name="P1"><text:span text:style-name="T1">CGPSInterface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10" draw:style-name="gr1" draw:text-style-name="P8" draw:layer="layout" svg:width="4.516cm" svg:height="0.915cm" svg:x="32.6cm" svg:y="4.6cm">
          <text:p text:style-name="P6"><text:span text:style-name="T3">CNTRIPEmitter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style-name="gr12" draw:text-style-name="P3" draw:layer="layout" svg:width="11.8cm" svg:height="4cm" svg:x="26.4cm" svg:y="2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5.4cm" svg:height="1.4cm" svg:x="8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5.4cm" svg:height="1.4cm" svg:x="19.8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5.4cm" svg:height="1.4cm" svg:x="26.8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5.4cm" svg:height="1.4cm" svg:x="32.4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6.749cm" svg:height="2.599cm" svg:x="29cm" svg:y="12.101cm">
          <text:p text:style-name="P3"><text:span text:style-name="T4"/></text:p>
          <text:p text:style-name="P3"><text:span text:style-name="T4">GNSS</text:span></text:p>
          <text:p text:style-name="P3"><text:span text:style-name="T4">Receive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8cm" svg:x="29.675cm" svg:y="12.117cm">
          <text:p text:style-name="P3"><text:span text:style-name="T2">POR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8cm" svg:x="33.349cm" svg:y="12.117cm">
          <text:p text:style-name="P3"><text:span text:style-name="T2">PORT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0cm" svg:y1="12cm" svg:x2="30cm" svg:y2="5.8cm">
          <text:p/>
        </draw:line>
        <draw:line draw:style-name="gr5" draw:text-style-name="P3" draw:layer="layout" svg:x1="31.001cm" svg:y1="6cm" svg:x2="31.001cm" svg:y2="12cm">
          <text:p/>
        </draw:line>
        <draw:line draw:style-name="gr4" draw:text-style-name="P3" draw:layer="layout" svg:x1="33.8cm" svg:y1="12cm" svg:x2="33.8cm" svg:y2="5.8cm">
          <text:p/>
        </draw:line>
        <draw:line draw:style-name="gr5" draw:text-style-name="P3" draw:layer="layout" svg:x1="34.801cm" svg:y1="6cm" svg:x2="34.801cm" svg:y2="12cm">
          <text:p/>
        </draw:lin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modern" style:font-pitch="fixed"/>
    <style:font-face style:name="Consolas2" svg:font-family="Consolas" style:font-family-generic="swiss" style:font-pitch="fixed"/>
    <style:font-face style:name="DejaVu Sans" svg:font-family="'DejaVu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5cm" fo:text-indent="0cm"/>
      <style:text-properties fo:font-size="53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561cm" fo:text-indent="0cm"/>
      <style:text-properties fo:font-size="4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373cm" fo:text-indent="0cm"/>
      <style:text-properties fo:font-size="37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82cm" fo:text-indent="0cm"/>
      <style:text-properties fo:font-size="37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82cm" fo:text-indent="0cm"/>
      <style:text-properties fo:font-size="37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82cm" fo:text-indent="0cm"/>
      <style:text-properties fo:font-size="37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82cm" fo:text-indent="0cm"/>
      <style:text-properties fo:font-size="37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82cm" fo:text-indent="0cm"/>
      <style:text-properties fo:font-size="37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.5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51.658cm" svg:height="6.678cm" svg:x="3.869cm" svg:y="2.586cm" presentation:class="title" presentation:placeholder="true">
        <draw:text-box/>
      </draw:frame>
      <draw:frame presentation:style-name="Default-outline1" draw:layer="backgroundobjects" svg:width="51.658cm" svg:height="23.198cm" svg:x="3.869cm" svg:y="10.352cm" presentation:class="outline" presentation:placeholder="true">
        <draw:text-box/>
      </draw:frame>
      <draw:frame presentation:style-name="Mpr1" draw:text-style-name="MP1" draw:layer="backgroundobjects" svg:width="13.372cm" svg:height="2.758cm" svg:x="3.869cm" svg:y="37.4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8.194cm" svg:height="2.758cm" svg:x="20.63cm" svg:y="37.43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3.372cm" svg:height="2.758cm" svg:x="42.155cm" svg:y="37.4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5T13:14:57.510000000</meta:creation-date>
    <dc:date>2016-01-15T14:08:48.996000000</dc:date>
    <meta:editing-duration>PT25M58S</meta:editing-duration>
    <meta:editing-cycles>9</meta:editing-cycles>
    <meta:generator>LibreOffice/4.3.5.2$Windows_x86 LibreOffice_project/3a87456aaa6a95c63eea1c1b3201acedf0751bd5</meta:generator>
    <meta:document-statistic meta:object-count="64"/>
  </office:meta>
</office:document-meta>
</file>